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erRealmReloadingClassLoader.loadClass( String qualified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PerRealmReloadingClassLoader.doInRealm( String callableCalledInClassLoaderReal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PerRealmReloadingClassLoader.useParentClassLoaderFor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erRealmReloadingClassLoader.obtainClassPath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PerRealmReloadingClassLoader.obtain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erRealmReloadingClassLoader.doInRealm( String callableCalledInClassLoaderRealm , Class &lt; ? &gt; [ ] argTypes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PerRealmReloadingClassLoader.saveFoundClass( String qualifiedClassName , Class &lt; ? &gt; foun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erRealmReloadingClassLoader.getPossibleClassPaths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PerRealmReloadingClassLoader.SimplePerRealmReloadingClassLoader( ReloadClassPredicate reloadClass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erRealmReloadingClassLoader.SimplePerRealmReloadingClassLoader( ClassLoader parentClassLoader , ReloadClassPredicate reloadClass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